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4.538cm"/>
    </style:style>
    <style:style style:name="co13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1.542cm"/>
    </style:style>
    <style:style style:name="co15" style:family="table-column">
      <style:table-column-properties fo:break-before="auto" style:column-width="1.402cm"/>
    </style:style>
    <style:style style:name="co16" style:family="table-column">
      <style:table-column-properties fo:break-before="auto" style:column-width="2.286cm"/>
    </style:style>
    <style:style style:name="co17" style:family="table-column">
      <style:table-column-properties fo:break-before="auto" style:column-width="2.281cm"/>
    </style:style>
    <style:style style:name="co18" style:family="table-column">
      <style:table-column-properties fo:break-before="auto" style:column-width="3.048cm"/>
    </style:style>
    <style:style style:name="co19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312cm"/>
    </style:style>
    <style:style style:name="co20" style:family="table-column">
      <style:table-column-properties fo:break-before="auto" style:column-width="1.736cm"/>
    </style:style>
    <style:style style:name="co21" style:family="table-column">
      <style:table-column-properties fo:break-before="auto" style:column-width="2.582cm"/>
    </style:style>
    <style:style style:name="co22" style:family="table-column">
      <style:table-column-properties fo:break-before="auto" style:column-width="2.796cm"/>
    </style:style>
    <style:style style:name="co23" style:family="table-column">
      <style:table-column-properties fo:break-before="auto" style:column-width="3.369cm"/>
    </style:style>
    <style:style style:name="co24" style:family="table-column">
      <style:table-column-properties fo:break-before="auto" style:column-width="2.371cm"/>
    </style:style>
    <style:style style:name="co25" style:family="table-column">
      <style:table-column-properties fo:break-before="auto" style:column-width="4.45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4.429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  <style:style style:name="ce1" style:family="table-cell" style:parent-style-name="transparent_5f_fiat" style:data-style-name="N10112"/>
    <style:style style:name="ce123" style:family="table-cell" style:parent-style-name="transparent_5f_crypto">
      <style:table-cell-properties fo:background-color="transparent"/>
    </style:style>
    <style:style style:name="ce3" style:family="table-cell" style:parent-style-name="transparent_5f_border_5f_fiat" style:data-style-name="N10112"/>
    <style:style style:name="ce4" style:family="table-cell" style:parent-style-name="taxable_5f_event_5f_fiat" style:data-style-name="N10112"/>
    <style:style style:name="ce5" style:family="table-cell" style:parent-style-name="taxable_5f_event_5f_border_5f_fiat" style:data-style-name="N10112"/>
    <style:style style:name="ce6" style:family="table-cell" style:parent-style-name="taxable_5f_event_5f_alt_5f_fiat" style:data-style-name="N10112"/>
    <style:style style:name="ce7" style:family="table-cell" style:parent-style-name="taxable_5f_event_5f_alt_5f_border_5f_fiat" style:data-style-name="N10112"/>
    <style:style style:name="ce8" style:family="table-cell" style:parent-style-name="acquired_5f_lot_5f_fiat" style:data-style-name="N10112"/>
    <style:style style:name="ce9" style:family="table-cell" style:parent-style-name="acquired_5f_lot_5f_border_5f_fiat" style:data-style-name="N10112"/>
    <style:style style:name="ce10" style:family="table-cell" style:parent-style-name="acquired_5f_lot_5f_alt_5f_fiat" style:data-style-name="N10112"/>
    <style:style style:name="ce11" style:family="table-cell" style:parent-style-name="acquired_5f_lot_5f_alt_5f_border_5f_fiat" style:data-style-name="N10112"/>
    <style:style style:name="ce12" style:family="table-cell" style:parent-style-name="highlighted_5f_fiat" style:data-style-name="N10112"/>
    <style:style style:name="ce13" style:family="table-cell" style:parent-style-name="highlighted_5f_border_5f_fiat" style:data-style-name="N10112"/>
    <style:style style:name="ce14" style:family="table-cell" style:parent-style-name="taxable_5f_event_5f_note_5f_fiat" style:data-style-name="N10112"/>
    <style:style style:name="ce15" style:family="table-cell" style:parent-style-name="taxable_5f_event_5f_note_5f_border_5f_fiat" style:data-style-name="N10112"/>
    <style:style style:name="ce16" style:family="table-cell" style:parent-style-name="acquired_5f_lot_5f_note_5f_fiat" style:data-style-name="N10112"/>
    <style:style style:name="ce17" style:family="table-cell" style:parent-style-name="acquired_5f_lot_5f_note_5f_border_5f_fiat" style:data-style-name="N10112"/>
    <style:style style:name="ce18" style:family="table-cell" style:parent-style-name="bold_5f_fiat" style:data-style-name="N10112"/>
    <style:style style:name="ce19" style:family="table-cell" style:parent-style-name="bold_5f_border_5f_fiat" style:data-style-name="N10112"/>
    <style:style style:name="ce41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yenda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</table:table-row>
        <table:table-row table:style-name="ro2">
          <table:table-cell office:value-type="string">
            <text:p>Metodo de contabilidad</text:p>
          </table:table-cell>
          <table:table-cell office:value-type="string" table:style-name="transparent_default">
            <text:p>FIFO</text:p>
          </table:table-cell>
        </table:table-row>
        <table:table-row table:style-name="ro2">
          <table:table-cell office:value-type="string">
            <text:p>Filtro de fecha Desde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office:value-type="string">
            <text:p>Filtro de fecha hasta</text:p>
          </table:table-cell>
          <table:table-cell office:value-type="string" table:style-name="transparent_default">
            <text:p>non-specified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hoja</text:p>
          </table:table-cell>
          <table:table-cell/>
        </table:table-row>
        <table:table-row table:style-name="ro2">
          <table:table-cell office:value-type="string">
            <text:p>&lt;Crypto&gt; Entrada-Salida</text:p>
          </table:table-cell>
          <table:table-cell office:value-type="string">
            <text:p>Captura todas las transacciones entrantes (IN), salientes (OUT) y transferencias entre cuentas (INTRA)</text:p>
          </table:table-cell>
        </table:table-row>
        <table:table-row table:style-name="ro2">
          <table:table-cell office:value-type="string">
            <text:p>&lt;Crypto&gt; Impuesto</text:p>
          </table:table-cell>
          <table:table-cell office:value-type="string">
            <text:p>Cómputo de saldos y ganancias/pérdida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Tipos de tabla</text:p>
          </table:table-cell>
          <table:table-cell/>
        </table:table-row>
        <table:table-row table:style-name="ro2">
          <table:table-cell office:value-type="string">
            <text:p>Detalle del Flujo de Entrada</text:p>
          </table:table-cell>
          <table:table-cell office:value-type="string">
            <text:p>Transacciones que agregaron nueva criptomoneda a las cuentas (compra, etc.). Solo las transacciones de tipo EARN son eventos imponibles (intereses recibidos en criptomoneda).</text:p>
          </table:table-cell>
        </table:table-row>
        <table:table-row table:style-name="ro2">
          <table:table-cell office:value-type="string">
            <text:p>Detalle de salida</text:p>
          </table:table-cell>
          <table:table-cell office:value-type="string">
            <text:p>Transacciones que eliminaron cierta criptomoneda de las cuentas (venta, envío como regalo, etc.). Estos son eventos imponibles.</text:p>
          </table:table-cell>
        </table:table-row>
        <table:table-row table:style-name="ro2">
          <table:table-cell office:value-type="string">
            <text:p>Detalle de Intra-Flujo</text:p>
          </table:table-cell>
          <table:table-cell office:value-type="string">
            <text:p>Movimientos entre cuentas sin aumentar/disminuir el valor total de la criptomoneda poseída. La cantidad transferida no está sujeta a impuestos, pero la comisión de transferencia se considera una venta de criptomonedas y es un evento imponible</text:p>
          </table:table-cell>
        </table:table-row>
        <table:table-row table:style-name="ro2">
          <table:table-cell office:value-type="string">
            <text:p>Resumen de Ganancia / Pérdida</text:p>
          </table:table-cell>
          <table:table-cell office:value-type="string">
            <text:p>Ganancias y pérdidas calculadas para la criptomoneda dada, organizadas por año y tipo de ganancias de capital (LARGO o CORTO)</text:p>
          </table:table-cell>
        </table:table-row>
        <table:table-row table:style-name="ro2">
          <table:table-cell office:value-type="string">
            <text:p>Saldos de Cuenta</text:p>
          </table:table-cell>
          <table:table-cell office:value-type="string">
            <text:p>Saldos calculados de todas las cuentas. Útil para verificar que las transacciones de entrada se hayan ingresado correctamente. Si los valores no coinciden con los saldos reales, faltan algunos datos o son incorrectos</text:p>
          </table:table-cell>
        </table:table-row>
        <table:table-row table:style-name="ro2">
          <table:table-cell office:value-type="string">
            <text:p>Precio medio</text:p>
          </table:table-cell>
          <table:table-cell office:value-type="string">
            <text:p>Precio medio al que la criptomoneda fue adquirido</text:p>
          </table:table-cell>
        </table:table-row>
        <table:table-row table:style-name="ro2">
          <table:table-cell office:value-type="string">
            <text:p>Detalle de Ganancia / Pérdida</text:p>
          </table:table-cell>
          <table:table-cell office:value-type="string">
            <text:p>Cálculo detallado de ganancias y pérdidas: cada lote se divide en fracciones, que se utilizan para calcular la base del costo y la ganancia/pérdida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l Flujo de Entrada</text:p>
          </table:table-cell>
          <table:table-cell/>
        </table:table-row>
        <table:table-row table:style-name="ro2">
          <table:table-cell office:value-type="string">
            <text:p>Enviado/Vendido</text:p>
          </table:table-cell>
          <table:table-cell office:value-type="string">
            <text:p>Lotes que han sido enviados o vendidos, de acuerdo con el orden definido por el Método de Contabilidad (consultar la sección General)</text:p>
          </table:table-cell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monedero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monedero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COMPRA, REGALO, INTERÉS, STAKING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Entrada crypto</text:p>
          </table:table-cell>
          <table:table-cell office:value-type="string">
            <text:p>Cuánta criptomoneda se adquirió con la transacción</text:p>
          </table:table-cell>
        </table:table-row>
        <table:table-row table:style-name="ro2">
          <table:table-cell office:value-type="string">
            <text:p>Entrada crypto suma acumulada</text:p>
          </table:table-cell>
          <table:table-cell office:value-type="string">
            <text:p>Suma acumulada de las criptomonedas recibi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UR Entrada sin comisión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Entrada con comisión</text:p>
          </table:table-cell>
          <table:table-cell office:value-type="string">
            <text:p>EUR valor de la transacción con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salida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monedero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Propietario de cuenta de Exchange o monedero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Tipo de transacción (DONAR, REGALAR, VENDER, etc.)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Salida crypto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omision crypto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Salida crypto suma acumulada</text:p>
          </table:table-cell>
          <table:table-cell office:value-type="string">
            <text:p>Suma acumulada de las criptomonedas enviadas</text:p>
          </table:table-cell>
        </table:table-row>
        <table:table-row table:style-name="ro2">
          <table:table-cell office:value-type="string">
            <text:p>Comision crypto suma acumula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Salida</text:p>
          </table:table-cell>
          <table:table-cell office:value-type="string">
            <text:p>EUR valor de la transacción sin comisióne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o identificador único específico del intercambio para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ce41" office:value-type="string">
            <text:p>Detalle de Intra-Flujo</text:p>
          </table:table-cell>
          <table:table-cell/>
        </table:table-row>
        <table:table-row table:style-name="ro2">
          <table:table-cell office:value-type="string">
            <text:p>Marca de tiempo</text:p>
          </table:table-cell>
          <table:table-cell office:value-type="string">
            <text:p>Hora en que se realizó la transacción.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Desde el intercambio</text:p>
          </table:table-cell>
          <table:table-cell office:value-type="string">
            <text:p>Intercambio o monedero desde el que se produjo la transferencia de criptografía (por ejemplo, Coinbase, Coinbase Pro, BlockFi, etc.)</text:p>
          </table:table-cell>
        </table:table-row>
        <table:table-row table:style-name="ro2">
          <table:table-cell office:value-type="string">
            <text:p>Desde el titular</text:p>
          </table:table-cell>
          <table:table-cell office:value-type="string">
            <text:p>Propietario de la cuenta de intercambio o billetera desde la cual se realizó la transferencia de criptomonedas</text:p>
          </table:table-cell>
        </table:table-row>
        <table:table-row table:style-name="ro2">
          <table:table-cell office:value-type="string">
            <text:p>Hacia el intercambio</text:p>
          </table:table-cell>
          <table:table-cell office:value-type="string">
            <text:p>Intercambio o billetera a la que se realizó la transferencia de criptografía (por ejemplo, Coinbase, Coinbase Pro, BlockFi, etc.)</text:p>
          </table:table-cell>
        </table:table-row>
        <table:table-row table:style-name="ro2">
          <table:table-cell office:value-type="string">
            <text:p>Hacia el titular</text:p>
          </table:table-cell>
          <table:table-cell office:value-type="string">
            <text:p>Propietario de la cuenta de intercambio o billetera a la cual se realizó la transferencia de criptomonedas</text:p>
          </table:table-cell>
        </table:table-row>
        <table:table-row table:style-name="ro2">
          <table:table-cell office:value-type="string">
            <text:p>Precio spot</text:p>
          </table:table-cell>
          <table:table-cell office:value-type="string">
            <text:p>Valor de 1 unidad de la criptomoneda en el momento en que ocurrió la transacción</text:p>
          </table:table-cell>
        </table:table-row>
        <table:table-row table:style-name="ro2">
          <table:table-cell office:value-type="string">
            <text:p>Crypto enviada</text:p>
          </table:table-cell>
          <table:table-cell office:value-type="string">
            <text:p>Cuánta criptomoneda se envió con la transacción</text:p>
          </table:table-cell>
        </table:table-row>
        <table:table-row table:style-name="ro2">
          <table:table-cell office:value-type="string">
            <text:p>Crypto recibida</text:p>
          </table:table-cell>
          <table:table-cell office:value-type="string">
            <text:p>Cuánta criptomoneda se recibió con la transacción</text:p>
          </table:table-cell>
        </table:table-row>
        <table:table-row table:style-name="ro2">
          <table:table-cell office:value-type="string">
            <text:p>Comision crypto</text:p>
          </table:table-cell>
          <table:table-cell office:value-type="string">
            <text:p>Valor criptográfico de las comisiones</text:p>
          </table:table-cell>
        </table:table-row>
        <table:table-row table:style-name="ro2">
          <table:table-cell office:value-type="string">
            <text:p>Comision crypto suma acumulada</text:p>
          </table:table-cell>
          <table:table-cell office:value-type="string">
            <text:p>Suma acumulada de las comisiónes de criptomonedas</text:p>
          </table:table-cell>
        </table:table-row>
        <table:table-row table:style-name="ro2">
          <table:table-cell office:value-type="string">
            <text:p>EUR Comisión</text:p>
          </table:table-cell>
          <table:table-cell office:value-type="string">
            <text:p>EUR valor de las comisiónes</text:p>
          </table:table-cell>
        </table:table-row>
        <table:table-row table:style-name="ro2">
          <table:table-cell office:value-type="string">
            <text:p>Evento imponible</text:p>
          </table:table-cell>
          <table:table-cell office:value-type="string">
            <text:p>¿La transacción contiene un evento imponible? Si es así, la cantidad imponible se resalta en amarillo</text:p>
          </table:table-cell>
        </table:table-row>
        <table:table-row table:style-name="ro2">
          <table:table-cell office:value-type="string">
            <text:p>Identificación única</text:p>
          </table:table-cell>
          <table:table-cell office:value-type="string">
            <text:p>Hash de la transacción</text:p>
          </table:table-cell>
        </table:table-row>
        <table:table-row table:style-name="ro2">
          <table:table-cell office:value-type="string">
            <text:p>Notas</text:p>
          </table:table-cell>
          <table:table-cell office:value-type="string">
            <text:p>Descripción de la transacción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Resumen de Ganancia / Pérdida</text:p>
          </table:table-cell>
          <table:table-cell/>
        </table:table-row>
        <table:table-row table:style-name="ro2">
          <table:table-cell office:value-type="string">
            <text:p>Año</text:p>
          </table:table-cell>
          <table:table-cell office:value-type="string">
            <text:p>Año de resumen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Tipo de transacción</text:p>
          </table:table-cell>
          <table:table-cell office:value-type="string">
            <text:p>EARN (cripto ganada a través de intereses, etc.), GIFT (cripto dado), SOLD (cripto vendido) O INTRA (comisiónes por transferir cripto entre cuentas)</text:p>
          </table:table-cell>
        </table:table-row>
        <table:table-row table:style-name="ro2">
          <table:table-cell office:value-type="string">
            <text:p>Total imponible por criptomonedas</text:p>
          </table:table-cell>
          <table:table-cell office:value-type="string">
            <text:p>Suma de todos los eventos imponibles en cripto para transacciones del tipo de ganancias de capital dado</text:p>
          </table:table-cell>
        </table:table-row>
        <table:table-row table:style-name="ro2">
          <table:table-cell office:value-type="string">
            <text:p>EUR Total gravable</text:p>
          </table:table-cell>
          <table:table-cell office:value-type="string">
            <text:p>Suma de todos los eventos imponibles en EUR para transacciones del tipo de ganancias de capital dado</text:p>
          </table:table-cell>
        </table:table-row>
        <table:table-row table:style-name="ro2">
          <table:table-cell office:value-type="string">
            <text:p>EUR Costo base total</text:p>
          </table:table-cell>
          <table:table-cell office:value-type="string">
            <text:p>Suma de todas las bases de costo en EUR para transacciones del tipo de ganancias de capital dado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Saldos de Cuenta</text:p>
          </table:table-cell>
          <table:table-cell/>
        </table:table-row>
        <table:table-row table:style-name="ro2">
          <table:table-cell office:value-type="string">
            <text:p>Intercambio</text:p>
          </table:table-cell>
          <table:table-cell office:value-type="string">
            <text:p>Intercambio o monedero en el que se produjo la transacción (por ejemplo, Coinbase, Coinbase Pro, BlockFi, etc.)</text:p>
          </table:table-cell>
        </table:table-row>
        <table:table-row table:style-name="ro2">
          <table:table-cell office:value-type="string">
            <text:p>Titular</text:p>
          </table:table-cell>
          <table:table-cell office:value-type="string">
            <text:p>Nombre del titular de la cuenta de intercambio o billeter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se intercambió (por ejemplo, BTC, ETH, etc.)?</text:p>
          </table:table-cell>
        </table:table-row>
        <table:table-row table:style-name="ro2">
          <table:table-cell office:value-type="string">
            <text:p>Saldo adquirido</text:p>
          </table:table-cell>
          <table:table-cell office:value-type="string">
            <text:p>Saldo de todas las transacciones de BUY y EARN para un intercambio y titular dados</text:p>
          </table:table-cell>
        </table:table-row>
        <table:table-row table:style-name="ro2">
          <table:table-cell office:value-type="string">
            <text:p>Saldo enviado</text:p>
          </table:table-cell>
          <table:table-cell office:value-type="string">
            <text:p>Saldo de todas las transacciones SEND y SOLD para las cuales el intercambio y el titular dados son el remitente</text:p>
          </table:table-cell>
        </table:table-row>
        <table:table-row table:style-name="ro2">
          <table:table-cell office:value-type="string">
            <text:p>Saldo recibido</text:p>
          </table:table-cell>
          <table:table-cell office:value-type="string">
            <text:p>Saldo de todas las transacciones SEND y SOLD para las cuales el intercambio y el titular dados son el receptor</text:p>
          </table:table-cell>
        </table:table-row>
        <table:table-row table:style-name="ro2">
          <table:table-cell office:value-type="string">
            <text:p>Saldo final</text:p>
          </table:table-cell>
          <table:table-cell office:value-type="string">
            <text:p>Saldo final de todas las transacciones para un intercambio y titular determinado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Precio medio</text:p>
          </table:table-cell>
          <table:table-cell/>
        </table:table-row>
        <table:table-row table:style-name="ro2">
          <table:table-cell office:value-type="string">
            <text:p>Precio medio pagado por 1 crypto</text:p>
          </table:table-cell>
          <table:table-cell office:value-type="string">
            <text:p>Precio medio al que se adquirió la criptomoneda, en todas las transacciones</text:p>
          </table:table-cell>
        </table:table-row>
        <table:table-row table:style-name="ro2">
          <table:table-cell table:style-name="Default" office:value-type="string">
            <text:p/>
          </table:table-cell>
          <table:table-cell/>
        </table:table-row>
        <table:table-row table:style-name="ro1">
          <table:table-cell table:style-name="title_5f_default" office:value-type="string">
            <text:p>Detalle de Ganancia / Pérdida</text:p>
          </table:table-cell>
          <table:table-cell/>
        </table:table-row>
        <table:table-row table:style-name="ro2">
          <table:table-cell office:value-type="string">
            <text:p>Cantidad de criptomoneda</text:p>
          </table:table-cell>
          <table:table-cell office:value-type="string">
            <text:p>Cantidad de criptomoneda para la parte de evento imponible dada</text:p>
          </table:table-cell>
        </table:table-row>
        <table:table-row table:style-name="ro2">
          <table:table-cell office:value-type="string">
            <text:p>Activo</text:p>
          </table:table-cell>
          <table:table-cell office:value-type="string">
            <text:p>¿Qué criptomoneda (por ejemplo, BTC, ETH, etc.)?</text:p>
          </table:table-cell>
        </table:table-row>
        <table:table-row table:style-name="ro2">
          <table:table-cell office:value-type="string">
            <text:p>Importe crypto suma acumulada</text:p>
          </table:table-cell>
          <table:table-cell office:value-type="string">
            <text:p>Suma acumulada del monto de criptomonedas</text:p>
          </table:table-cell>
        </table:table-row>
        <table:table-row table:style-name="ro2">
          <table:table-cell office:value-type="string">
            <text:p>Ganancias de capital</text:p>
          </table:table-cell>
          <table:table-cell office:value-type="string">
            <text:p>Suma de todas las ganancias de capital en EUR para transacciones del tipo de ganancias de capital dado</text:p>
          </table:table-cell>
        </table:table-row>
        <table:table-row table:style-name="ro2">
          <table:table-cell office:value-type="string">
            <text:p>Tipo de ganancias de capital</text:p>
          </table:table-cell>
          <table:table-cell office:value-type="string">
            <text:p>LARGO (&gt; 1 año) o CORTO (&lt; 1 año)</text:p>
          </table:table-cell>
        </table:table-row>
        <table:table-row table:style-name="ro2">
          <table:table-cell office:value-type="string">
            <text:p>Marca de tiempo de evento imponible</text:p>
          </table:table-cell>
          <table:table-cell office:value-type="string">
            <text:p>Hora en que ocurrió el evento imponible.</text:p>
          </table:table-cell>
        </table:table-row>
        <table:table-row table:style-name="ro2">
          <table:table-cell office:value-type="string">
            <text:p>Dirección/tipo de evento imponible</text:p>
          </table:table-cell>
          <table:table-cell office:value-type="string">
            <text:p>Sentido (ENTRADA/SALIDA/INTRA) y tipo (COMPRA, VENDIDA, etc) del hecho imponible</text:p>
          </table:table-cell>
        </table:table-row>
        <table:table-row table:style-name="ro2">
          <table:table-cell office:value-type="string">
            <text:p>Fracción de evento imponible %</text:p>
          </table:table-cell>
          <table:table-cell office:value-type="string">
            <text:p>Porcentaje del evento gravable</text:p>
          </table:table-cell>
        </table:table-row>
        <table:table-row table:style-name="ro2">
          <table:table-cell office:value-type="string">
            <text:p>Cantidad de Fracción del evento imponible EUR</text:p>
          </table:table-cell>
          <table:table-cell office:value-type="string">
            <text:p>EUR cantidad de esta fracción de evento gravable</text:p>
          </table:table-cell>
        </table:table-row>
        <table:table-row table:style-name="ro2">
          <table:table-cell office:value-type="string">
            <text:p>Precio spot de evento imponible</text:p>
          </table:table-cell>
          <table:table-cell office:value-type="string">
            <text:p>Valor de 1 unidad de la criptomoneda en el momento en que ocurrió el evento imponible.</text:p>
          </table:table-cell>
        </table:table-row>
        <table:table-row table:style-name="ro2">
          <table:table-cell office:value-type="string">
            <text:p>Descripción de fracción de evento imponible</text:p>
          </table:table-cell>
          <table:table-cell office:value-type="string">
            <text:p>Descripción en inglés de esta fracción del evento imponible</text:p>
          </table:table-cell>
        </table:table-row>
        <table:table-row table:style-name="ro2">
          <table:table-cell office:value-type="string">
            <text:p>Marca de tiempo del lote adquirido</text:p>
          </table:table-cell>
          <table:table-cell office:value-type="string">
            <text:p>Hora en que se realizó la transacción interna.</text:p>
          </table:table-cell>
        </table:table-row>
        <table:table-row table:style-name="ro2">
          <table:table-cell office:value-type="string">
            <text:p>Fracción de lote adquirido %</text:p>
          </table:table-cell>
          <table:table-cell office:value-type="string">
            <text:p>Porcentaje de la transacción entrante</text:p>
          </table:table-cell>
        </table:table-row>
        <table:table-row table:style-name="ro2">
          <table:table-cell office:value-type="string">
            <text:p>Lote adquirido EUR Cantidad de Fracción</text:p>
          </table:table-cell>
          <table:table-cell office:value-type="string">
            <text:p>EUR cantidad de esta fracción de transacción</text:p>
          </table:table-cell>
        </table:table-row>
        <table:table-row table:style-name="ro2">
          <table:table-cell office:value-type="string">
            <text:p>Lote adquirido EUR Fracción de comisión</text:p>
          </table:table-cell>
          <table:table-cell office:value-type="string">
            <text:p>EUR comisión de esta fracción de transacción</text:p>
          </table:table-cell>
        </table:table-row>
        <table:table-row table:style-name="ro2">
          <table:table-cell office:value-type="string">
            <text:p>Lote adquirido EUR Base de costo</text:p>
          </table:table-cell>
          <table:table-cell office:value-type="string">
            <text:p>EUR costo base de esta fracción de transacción</text:p>
          </table:table-cell>
        </table:table-row>
        <table:table-row table:style-name="ro2">
          <table:table-cell office:value-type="string">
            <text:p>Precio al contado del lote adquirido</text:p>
          </table:table-cell>
          <table:table-cell office:value-type="string">
            <text:p>Valor de 1 unidad de la criptomoneda en el momento en que ocurrió la transacción interna.</text:p>
          </table:table-cell>
        </table:table-row>
        <table:table-row table:style-name="ro2">
          <table:table-cell office:value-type="string">
            <text:p>Descripción de la fracción del lote adquirido</text:p>
          </table:table-cell>
          <table:table-cell office:value-type="string">
            <text:p>Descripción en inglés de esta fracción en transacción</text:p>
          </table:table-cell>
        </table:table-row>
      </table:table>
      <table:table table:name="Resumen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Resumen de ganancia / pérdida anual</text:p>
          </table:table-cell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Total en USD</text:p>
          </table:table-cell>
          <table:table-cell/>
        </table:table-row>
        <table:table-row table:style-name="ro2"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</table:table-row>
        <table:table-row>
          <table:table-cell table:formula="=HYPERLINK(&quot;#BTC Impuesto.a43:z43&quot;; 2021)" table:style-name="transparent_default"/>
          <table:table-cell table:formula="=HYPERLINK(&quot;#BTC Impuesto.a43:z43&quot;; &quot;BTC&quot;)" table:style-name="transparent_default"/>
          <table:table-cell table:formula="=HYPERLINK(&quot;#BTC Impuesto.a43:z43&quot;; 10049.000000000000000)" table:style-name="transparent_fiat"/>
          <table:table-cell table:formula="=HYPERLINK(&quot;#BTC Impuesto.a43:z43&quot;; &quot;LARGO&quot;)" table:style-name="transparent_default"/>
          <table:table-cell table:formula="=HYPERLINK(&quot;#BTC Impuesto.a43:z43&quot;; &quot;SELL&quot;)" table:style-name="transparent_default"/>
          <table:table-cell table:formula="=HYPERLINK(&quot;#BTC Impuesto.a43:z43&quot;; 2.01000000000)" table:style-name="transparent_crypto"/>
          <table:table-cell table:formula="=HYPERLINK(&quot;#BTC Impuesto.a43:z43&quot;; 40400.000000000000000)" table:style-name="transparent_fiat"/>
          <table:table-cell table:formula="=HYPERLINK(&quot;#BTC Impuesto.a43:z43&quot;; 30351.00000000000)" table:style-name="transparent_fiat"/>
          <table:table-cell/>
        </table:table-row>
        <table:table-row>
          <table:table-cell table:formula="=HYPERLINK(&quot;#BTC Impuesto.a43:z43&quot;; 2021)" table:style-name="transparent_default"/>
          <table:table-cell table:formula="=HYPERLINK(&quot;#BTC Impuesto.a43:z43&quot;; &quot;BTC&quot;)" table:style-name="transparent_default"/>
          <table:table-cell table:formula="=HYPERLINK(&quot;#BTC Impuesto.a43:z43&quot;; 252.000000000000000000)" table:style-name="transparent_fiat"/>
          <table:table-cell table:formula="=HYPERLINK(&quot;#BTC Impuesto.a43:z43&quot;; &quot;LARGO&quot;)" table:style-name="transparent_default"/>
          <table:table-cell table:formula="=HYPERLINK(&quot;#BTC Impuesto.a43:z43&quot;; &quot;MOVE&quot;)" table:style-name="transparent_default"/>
          <table:table-cell table:formula="=HYPERLINK(&quot;#BTC Impuesto.a43:z43&quot;; 0.04000000000)" table:style-name="transparent_crypto"/>
          <table:table-cell table:formula="=HYPERLINK(&quot;#BTC Impuesto.a43:z43&quot;; 856.000000000000000000)" table:style-name="transparent_fiat"/>
          <table:table-cell table:formula="=HYPERLINK(&quot;#BTC Impuesto.a43:z43&quot;; 604.00000000000)" table:style-name="transparent_fiat"/>
          <table:table-cell/>
        </table:table-row>
        <table:table-row>
          <table:table-cell table:formula="=HYPERLINK(&quot;#BTC Impuesto.a32:z32&quot;; 2020)" table:style-name="transparent_default"/>
          <table:table-cell table:formula="=HYPERLINK(&quot;#BTC Impuesto.a32:z32&quot;; &quot;BTC&quot;)" table:style-name="transparent_default"/>
          <table:table-cell table:formula="=HYPERLINK(&quot;#BTC Impuesto.a32:z32&quot;; 931.00000000000000000)" table:style-name="transparent_fiat"/>
          <table:table-cell table:formula="=HYPERLINK(&quot;#BTC Impuesto.a32:z32&quot;; &quot;CORTO&quot;)" table:style-name="transparent_default"/>
          <table:table-cell table:formula="=HYPERLINK(&quot;#BTC Impuesto.a32:z32&quot;; &quot;SELL&quot;)" table:style-name="transparent_default"/>
          <table:table-cell table:formula="=HYPERLINK(&quot;#BTC Impuesto.a32:z32&quot;; 1.20000000000)" table:style-name="transparent_crypto"/>
          <table:table-cell table:formula="=HYPERLINK(&quot;#BTC Impuesto.a32:z32&quot;; 14440.00000000000000000)" table:style-name="transparent_fiat"/>
          <table:table-cell table:formula="=HYPERLINK(&quot;#BTC Impuesto.a32:z32&quot;; 13509.0000000000000000)" table:style-name="transparent_fiat"/>
          <table:table-cell/>
        </table:table-row>
        <table:table-row>
          <table:table-cell table:formula="=HYPERLINK(&quot;#BTC Impuesto.a32:z32&quot;; 2020)" table:style-name="transparent_default"/>
          <table:table-cell table:formula="=HYPERLINK(&quot;#BTC Impuesto.a32:z32&quot;; &quot;BTC&quot;)" table:style-name="transparent_default"/>
          <table:table-cell table:formula="=HYPERLINK(&quot;#BTC Impuesto.a32:z32&quot;; -11.0000000000000000000)" table:style-name="transparent_fiat"/>
          <table:table-cell table:formula="=HYPERLINK(&quot;#BTC Impuesto.a32:z32&quot;; &quot;CORTO&quot;)" table:style-name="transparent_default"/>
          <table:table-cell table:formula="=HYPERLINK(&quot;#BTC Impuesto.a32:z32&quot;; &quot;MOVE&quot;)" table:style-name="transparent_default"/>
          <table:table-cell table:formula="=HYPERLINK(&quot;#BTC Impuesto.a32:z32&quot;; 0.03000000000)" table:style-name="transparent_crypto"/>
          <table:table-cell table:formula="=HYPERLINK(&quot;#BTC Impuesto.a32:z32&quot;; 402.0000000000000000000)" table:style-name="transparent_fiat"/>
          <table:table-cell table:formula="=HYPERLINK(&quot;#BTC Impuesto.a32:z32&quot;; 413.00000000000)" table:style-name="transparent_fiat"/>
          <table:table-cell/>
        </table:table-row>
        <table:table-row>
          <table:table-cell table:formula="=HYPERLINK(&quot;#BTC Impuesto.a32:z32&quot;; 2020)" table:style-name="transparent_default"/>
          <table:table-cell table:formula="=HYPERLINK(&quot;#BTC Impuesto.a32:z32&quot;; &quot;BTC&quot;)" table:style-name="transparent_default"/>
          <table:table-cell table:formula="=HYPERLINK(&quot;#BTC Impuesto.a32:z32&quot;; 63000.000000000000000)" table:style-name="transparent_fiat"/>
          <table:table-cell table:formula="=HYPERLINK(&quot;#BTC Impuesto.a32:z32&quot;; &quot;CORTO&quot;)" table:style-name="transparent_default"/>
          <table:table-cell table:formula="=HYPERLINK(&quot;#BTC Impuesto.a32:z32&quot;; &quot;INTEREST&quot;)" table:style-name="transparent_default"/>
          <table:table-cell table:formula="=HYPERLINK(&quot;#BTC Impuesto.a32:z32&quot;; 5.00000000000)" table:style-name="transparent_crypto"/>
          <table:table-cell table:formula="=HYPERLINK(&quot;#BTC Impuesto.a32:z32&quot;; 63000.000000000000000)" table:style-name="transparent_fiat"/>
          <table:table-cell table:formula="=HYPERLINK(&quot;#BTC Impuesto.a32:z32&quot;; 0)" table:style-name="transparent_fiat"/>
          <table:table-cell/>
        </table:table-row>
        <table:table-row>
          <table:table-cell table:formula="=HYPERLINK(&quot;#BTC Impuesto.a32:z32&quot;; 2020)" table:style-name="transparent_default"/>
          <table:table-cell table:formula="=HYPERLINK(&quot;#BTC Impuesto.a32:z32&quot;; &quot;BTC&quot;)" table:style-name="transparent_default"/>
          <table:table-cell table:formula="=HYPERLINK(&quot;#BTC Impuesto.a32:z32&quot;; 7559.000000000000000)" table:style-name="transparent_fiat"/>
          <table:table-cell table:formula="=HYPERLINK(&quot;#BTC Impuesto.a32:z32&quot;; &quot;CORTO&quot;)" table:style-name="transparent_default"/>
          <table:table-cell table:formula="=HYPERLINK(&quot;#BTC Impuesto.a32:z32&quot;; &quot;GIFT&quot;)" table:style-name="transparent_default"/>
          <table:table-cell table:formula="=HYPERLINK(&quot;#BTC Impuesto.a32:z32&quot;; 5.00000000000)" table:style-name="transparent_crypto"/>
          <table:table-cell table:formula="=HYPERLINK(&quot;#BTC Impuesto.a32:z32&quot;; 71000.000000000000000)" table:style-name="transparent_fiat"/>
          <table:table-cell table:formula="=HYPERLINK(&quot;#BTC Impuesto.a32:z32&quot;; 63441.000000000000000)" table:style-name="transparent_fiat"/>
          <table:table-cell/>
        </table:table-row>
        <table:table-row>
          <table:table-cell table:formula="=HYPERLINK(&quot;#BTC Impuesto.a32:z32&quot;; 2020)" table:style-name="transparent_default"/>
          <table:table-cell table:formula="=HYPERLINK(&quot;#BTC Impuesto.a32:z32&quot;; &quot;BTC&quot;)" table:style-name="transparent_default"/>
          <table:table-cell table:formula="=HYPERLINK(&quot;#BTC Impuesto.a32:z32&quot;; 758.00000000000000)" table:style-name="transparent_fiat"/>
          <table:table-cell table:formula="=HYPERLINK(&quot;#BTC Impuesto.a32:z32&quot;; &quot;CORTO&quot;)" table:style-name="transparent_default"/>
          <table:table-cell table:formula="=HYPERLINK(&quot;#BTC Impuesto.a32:z32&quot;; &quot;DONATE&quot;)" table:style-name="transparent_default"/>
          <table:table-cell table:formula="=HYPERLINK(&quot;#BTC Impuesto.a32:z32&quot;; 3.79000000000)" table:style-name="transparent_crypto"/>
          <table:table-cell table:formula="=HYPERLINK(&quot;#BTC Impuesto.a32:z32&quot;; 54197.00000000000000)" table:style-name="transparent_fiat"/>
          <table:table-cell table:formula="=HYPERLINK(&quot;#BTC Impuesto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TC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If the fee is 0, spot price can be omitte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SÍ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TC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SÍ</text:p>
          </table:table-cell>
          <table:table-cell office:value-type="string" table:style-name="taxable_event_border_default">
            <text:p>4a5e1e4baab89f3a32518a88c31bc87f618f76673e2cc77ab2127b7afdeda33b</text:p>
          </table:table-cell>
          <table:table-cell office:value-type="string" table:style-name="transparent_default">
            <text:p>This intra-transaction is from Bob to Alice: they are probably filing taxes together (otherwise it would have been an out-transaction)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10049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TC</text:p>
          </table:table-cell>
          <table:table-cell office:value="252.0" office:value-type="float" table:style-name="bold_fiat"/>
          <table:table-cell office:value-type="string" table:style-name="bold_default">
            <text:p>LARGO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TC</text:p>
          </table:table-cell>
          <table:table-cell office:value="931.0" office:value-type="float" table:style-name="bold_border_fiat"/>
          <table:table-cell office:value-type="string" table:style-name="bold_border_default">
            <text:p>CORTO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-11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63000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59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TC</text:p>
          </table:table-cell>
          <table:table-cell office:value="758.0" office:value-type="float" table:style-name="bold_fiat"/>
          <table:table-cell office:value-type="string" table:style-name="bold_default">
            <text:p>CORTO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TC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14:z14&quot;; &quot;2020-01-11 11:15:00+00:00&quot;)" table:style-name="taxable_event_default"/>
          <table:table-cell table:formula="=HYPERLINK(&quot;#BTC Entrada-Salida.a14:z14&quot;; &quot;OUT / SELL&quot;)" table:style-name="taxable_event_default"/>
          <table:table-cell table:formula="=HYPERLINK(&quot;#BTC Entrada-Salida.a14:z14&quot;; 1)" table:style-name="taxable_event_percent"/>
          <table:table-cell table:formula="=HYPERLINK(&quot;#BTC Entrada-Salida.a14:z14&quot;; 2240.00000000000000000)" table:style-name="highlighted_fiat"/>
          <table:table-cell table:formula="=HYPERLINK(&quot;#BTC Entrada-Salida.a14:z14&quot;; 11200.00000000000)" table:style-name="taxable_event_fiat"/>
          <table:table-cell table:formula="=HYPERLINK(&quot;#BTC Entrada-Salida.a14:z14&quot;; &quot;&quot;)" table:style-name="taxable_event_fiat"/>
          <table:table-cell table:formula="=HYPERLINK(&quot;#BTC Entrada-Salida.a14:z14&quot;; &quot;1/1: 0.20000000 of 0.20000000 BTC&quot;)" table:style-name="taxable_event_note_default"/>
          <table:table-cell table:formula="=HYPERLINK(&quot;#BTC Entrada-Salida.a4:z4&quot;; &quot;2020-01-01 08:41:00+00:00&quot;)" table:style-name="acquired_lot_default"/>
          <table:table-cell table:formula="=HYPERLINK(&quot;#BTC Entrada-Salida.a4:z4&quot;; 0.2)" table:style-name="acquired_lot_percent"/>
          <table:table-cell table:formula="=HYPERLINK(&quot;#BTC Entrada-Salida.a4:z4&quot;; 2220.00000000000)" table:style-name="acquired_lot_fiat"/>
          <table:table-cell table:formula="=HYPERLINK(&quot;#BTC Entrada-Salida.a4:z4&quot;; 20.000000000000)" table:style-name="acquired_lot_fiat"/>
          <table:table-cell table:formula="=HYPERLINK(&quot;#BTC Entrada-Salida.a4:z4&quot;; 2220.00000000000)" table:style-name="highlighted_fiat"/>
          <table:table-cell table:formula="=HYPERLINK(&quot;#BTC Entrada-Salida.a4:z4&quot;; 11000.00000000000)" table:style-name="acquired_lot_fiat"/>
          <table:table-cell table:formula="=HYPERLINK(&quot;#BTC Entrada-Salida.a4:z4&quot;; &quot;&quot;)" table:style-name="acquired_lot_fiat"/>
          <table:table-cell table:formula="=HYPERLINK(&quot;#BTC Entrada-Salida.a4:z4&quot;; &quot;1/3: 0.20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TC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24:z24&quot;; &quot;2020-01-21 18:33:14.342000+00:00&quot;)" table:style-name="taxable_event_alt_default"/>
          <table:table-cell table:formula="=HYPERLINK(&quot;#BTC Entrada-Salida.a24:z24&quot;; &quot;INTRA / MOVE&quot;)" table:style-name="taxable_event_alt_default"/>
          <table:table-cell table:formula="=HYPERLINK(&quot;#BTC Entrada-Salida.a24:z24&quot;; 1)" table:style-name="taxable_event_alt_percent"/>
          <table:table-cell table:formula="=HYPERLINK(&quot;#BTC Entrada-Salida.a24:z24&quot;; 114.0000000000000000000)" table:style-name="highlighted_fiat"/>
          <table:table-cell table:formula="=HYPERLINK(&quot;#BTC Entrada-Salida.a24:z24&quot;; 11400.00000000000)" table:style-name="taxable_event_alt_fiat"/>
          <table:table-cell table:formula="=HYPERLINK(&quot;#BTC Entrada-Salida.a24:z24&quot;; &quot;&quot;)" table:style-name="taxable_event_alt_fiat"/>
          <table:table-cell table:formula="=HYPERLINK(&quot;#BTC Entrada-Salida.a24:z24&quot;; &quot;1/1: 0.01000000 of 0.01000000 BTC&quot;)" table:style-name="taxable_event_note_default"/>
          <table:table-cell table:formula="=HYPERLINK(&quot;#BTC Entrada-Salida.a4:z4&quot;; &quot;2020-01-01 08:41:00+00:00&quot;)" table:style-name="acquired_lot_default"/>
          <table:table-cell table:formula="=HYPERLINK(&quot;#BTC Entrada-Salida.a4:z4&quot;; 0.01)" table:style-name="acquired_lot_percent"/>
          <table:table-cell table:formula="=HYPERLINK(&quot;#BTC Entrada-Salida.a4:z4&quot;; 111.00000000000)" table:style-name="acquired_lot_fiat"/>
          <table:table-cell table:formula="=HYPERLINK(&quot;#BTC Entrada-Salida.a4:z4&quot;; 1.0000000000000)" table:style-name="acquired_lot_fiat"/>
          <table:table-cell table:formula="=HYPERLINK(&quot;#BTC Entrada-Salida.a4:z4&quot;; 111.00000000000)" table:style-name="highlighted_fiat"/>
          <table:table-cell table:formula="=HYPERLINK(&quot;#BTC Entrada-Salida.a4:z4&quot;; 11000.00000000000)" table:style-name="acquired_lot_fiat"/>
          <table:table-cell table:formula="=HYPERLINK(&quot;#BTC Entrada-Salida.a4:z4&quot;; &quot;&quot;)" table:style-name="acquired_lot_fiat"/>
          <table:table-cell table:formula="=HYPERLINK(&quot;#BTC Entrada-Salida.a4:z4&quot;; &quot;2/3: 0.01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TC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5:z5&quot;; &quot;2020-02-01 11:18:00+00:00&quot;)" table:style-name="taxable_event_default"/>
          <table:table-cell table:formula="=HYPERLINK(&quot;#BTC Entrada-Salida.a5:z5&quot;; &quot;IN / INTEREST&quot;)" table:style-name="taxable_event_default"/>
          <table:table-cell table:formula="=HYPERLINK(&quot;#BTC Entrada-Salida.a5:z5&quot;; 1)" table:style-name="taxable_event_percent"/>
          <table:table-cell table:formula="=HYPERLINK(&quot;#BTC Entrada-Salida.a5:z5&quot;; 24000.000000000000000)" table:style-name="highlighted_fiat"/>
          <table:table-cell table:formula="=HYPERLINK(&quot;#BTC Entrada-Salida.a5:z5&quot;; 12000.00000000000)" table:style-name="taxable_event_fiat"/>
          <table:table-cell table:formula="=HYPERLINK(&quot;#BTC Entrada-Salida.a5:z5&quot;; &quot;&quot;)" table:style-name="taxable_event_fiat"/>
          <table:table-cell table:formula="=HYPERLINK(&quot;#BTC Entrada-Salida.a5:z5&quot;; &quot;1/1: 2.00000000 of 2.00000000 BTC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TC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15:z15&quot;; &quot;2020-02-11 19:58:00+00:00&quot;)" table:style-name="taxable_event_alt_default"/>
          <table:table-cell table:formula="=HYPERLINK(&quot;#BTC Entrada-Salida.a15:z15&quot;; &quot;OUT / SELL&quot;)" table:style-name="taxable_event_alt_default"/>
          <table:table-cell table:formula="=HYPERLINK(&quot;#BTC Entrada-Salida.a15:z15&quot;; 0.79)" table:style-name="taxable_event_alt_percent"/>
          <table:table-cell table:formula="=HYPERLINK(&quot;#BTC Entrada-Salida.a15:z15&quot;; 9638.0000000000000000)" table:style-name="highlighted_fiat"/>
          <table:table-cell table:formula="=HYPERLINK(&quot;#BTC Entrada-Salida.a15:z15&quot;; 12200.00000000000)" table:style-name="taxable_event_alt_fiat"/>
          <table:table-cell table:formula="=HYPERLINK(&quot;#BTC Entrada-Salida.a15:z15&quot;; &quot;&quot;)" table:style-name="taxable_event_alt_fiat"/>
          <table:table-cell table:formula="=HYPERLINK(&quot;#BTC Entrada-Salida.a15:z15&quot;; &quot;1/2: 0.79000000 of 1.00000000 BTC&quot;)" table:style-name="taxable_event_note_default"/>
          <table:table-cell table:formula="=HYPERLINK(&quot;#BTC Entrada-Salida.a4:z4&quot;; &quot;2020-01-01 08:41:00+00:00&quot;)" table:style-name="acquired_lot_default"/>
          <table:table-cell table:formula="=HYPERLINK(&quot;#BTC Entrada-Salida.a4:z4&quot;; 0.79)" table:style-name="acquired_lot_percent"/>
          <table:table-cell table:formula="=HYPERLINK(&quot;#BTC Entrada-Salida.a4:z4&quot;; 8769.00000000000)" table:style-name="acquired_lot_fiat"/>
          <table:table-cell table:formula="=HYPERLINK(&quot;#BTC Entrada-Salida.a4:z4&quot;; 79.0000000000000)" table:style-name="acquired_lot_fiat"/>
          <table:table-cell table:formula="=HYPERLINK(&quot;#BTC Entrada-Salida.a4:z4&quot;; 8769.00000000000)" table:style-name="highlighted_fiat"/>
          <table:table-cell table:formula="=HYPERLINK(&quot;#BTC Entrada-Salida.a4:z4&quot;; 11000.00000000000)" table:style-name="acquired_lot_fiat"/>
          <table:table-cell table:formula="=HYPERLINK(&quot;#BTC Entrada-Salida.a4:z4&quot;; &quot;&quot;)" table:style-name="acquired_lot_fiat"/>
          <table:table-cell table:formula="=HYPERLINK(&quot;#BTC Entrada-Salida.a4:z4&quot;; &quot;3/3: 0.79000000 of 1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15:z15&quot;; &quot;2020-02-11 19:58:00+00:00&quot;)" table:style-name="taxable_event_alt_default"/>
          <table:table-cell table:formula="=HYPERLINK(&quot;#BTC Entrada-Salida.a15:z15&quot;; &quot;OUT / SELL&quot;)" table:style-name="taxable_event_alt_default"/>
          <table:table-cell table:formula="=HYPERLINK(&quot;#BTC Entrada-Salida.a15:z15&quot;; 0.21)" table:style-name="taxable_event_alt_percent"/>
          <table:table-cell table:formula="=HYPERLINK(&quot;#BTC Entrada-Salida.a15:z15&quot;; 2562.0000000000000000)" table:style-name="highlighted_fiat"/>
          <table:table-cell table:formula="=HYPERLINK(&quot;#BTC Entrada-Salida.a15:z15&quot;; 12200.00000000000)" table:style-name="taxable_event_alt_fiat"/>
          <table:table-cell table:formula="=HYPERLINK(&quot;#BTC Entrada-Salida.a15:z15&quot;; &quot;&quot;)" table:style-name="taxable_event_alt_fiat"/>
          <table:table-cell table:formula="=HYPERLINK(&quot;#BTC Entrada-Salida.a15:z15&quot;; &quot;2/2: 0.21000000 of 1.00000000 BTC&quot;)" table:style-name="taxable_event_note_default"/>
          <table:table-cell table:formula="=HYPERLINK(&quot;#BTC Entrada-Salida.a5:z5&quot;; &quot;2020-02-01 11:18:00+00:00&quot;)" table:style-name="acquired_lot_alt_default"/>
          <table:table-cell table:formula="=HYPERLINK(&quot;#BTC Entrada-Salida.a5:z5&quot;; 0.105)" table:style-name="acquired_lot_alt_percent"/>
          <table:table-cell table:formula="=HYPERLINK(&quot;#BTC Entrada-Salida.a5:z5&quot;; 2520.0000000000000000)" table:style-name="acquired_lot_alt_fiat"/>
          <table:table-cell table:formula="=HYPERLINK(&quot;#BTC Entrada-Salida.a5:z5&quot;; 0.000)" table:style-name="acquired_lot_alt_fiat"/>
          <table:table-cell table:formula="=HYPERLINK(&quot;#BTC Entrada-Salida.a5:z5&quot;; 2520.0000000000000000)" table:style-name="highlighted_fiat"/>
          <table:table-cell table:formula="=HYPERLINK(&quot;#BTC Entrada-Salida.a5:z5&quot;; 12000.00000000000)" table:style-name="acquired_lot_alt_fiat"/>
          <table:table-cell table:formula="=HYPERLINK(&quot;#BTC Entrada-Salida.a5:z5&quot;; &quot;&quot;)" table:style-name="acquired_lot_alt_fiat"/>
          <table:table-cell table:formula="=HYPERLINK(&quot;#BTC Entrada-Salida.a5:z5&quot;; &quot;1/2: 0.21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6:z6&quot;; &quot;2020-03-01 09:45:00+00:00&quot;)" table:style-name="taxable_event_default"/>
          <table:table-cell table:formula="=HYPERLINK(&quot;#BTC Entrada-Salida.a6:z6&quot;; &quot;IN / INTEREST&quot;)" table:style-name="taxable_event_default"/>
          <table:table-cell table:formula="=HYPERLINK(&quot;#BTC Entrada-Salida.a6:z6&quot;; 1)" table:style-name="taxable_event_percent"/>
          <table:table-cell table:formula="=HYPERLINK(&quot;#BTC Entrada-Salida.a6:z6&quot;; 39000.00000000000000)" table:style-name="highlighted_fiat"/>
          <table:table-cell table:formula="=HYPERLINK(&quot;#BTC Entrada-Salida.a6:z6&quot;; 13000.00000000000)" table:style-name="taxable_event_fiat"/>
          <table:table-cell table:formula="=HYPERLINK(&quot;#BTC Entrada-Salida.a6:z6&quot;; &quot;&quot;)" table:style-name="taxable_event_fiat"/>
          <table:table-cell table:formula="=HYPERLINK(&quot;#BTC Entrada-Salida.a6:z6&quot;; &quot;1/1: 3.00000000 of 3.00000000 BTC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TC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16:z16&quot;; &quot;2020-04-11 07:10:00+00:00&quot;)" table:style-name="taxable_event_alt_default"/>
          <table:table-cell table:formula="=HYPERLINK(&quot;#BTC Entrada-Salida.a16:z16&quot;; &quot;OUT / GIFT&quot;)" table:style-name="taxable_event_alt_default"/>
          <table:table-cell table:formula="=HYPERLINK(&quot;#BTC Entrada-Salida.a16:z16&quot;; 0.358)" table:style-name="taxable_event_alt_percent"/>
          <table:table-cell table:formula="=HYPERLINK(&quot;#BTC Entrada-Salida.a16:z16&quot;; 25418.00000000000000)" table:style-name="highlighted_fiat"/>
          <table:table-cell table:formula="=HYPERLINK(&quot;#BTC Entrada-Salida.a16:z16&quot;; 14200.00000000000)" table:style-name="taxable_event_alt_fiat"/>
          <table:table-cell table:formula="=HYPERLINK(&quot;#BTC Entrada-Salida.a16:z16&quot;; &quot;&quot;)" table:style-name="taxable_event_alt_fiat"/>
          <table:table-cell table:formula="=HYPERLINK(&quot;#BTC Entrada-Salida.a16:z16&quot;; &quot;1/3: 1.79000000 of 5.00000000 BTC&quot;)" table:style-name="taxable_event_note_default"/>
          <table:table-cell table:formula="=HYPERLINK(&quot;#BTC Entrada-Salida.a5:z5&quot;; &quot;2020-02-01 11:18:00+00:00&quot;)" table:style-name="acquired_lot_alt_default"/>
          <table:table-cell table:formula="=HYPERLINK(&quot;#BTC Entrada-Salida.a5:z5&quot;; 0.895)" table:style-name="acquired_lot_alt_percent"/>
          <table:table-cell table:formula="=HYPERLINK(&quot;#BTC Entrada-Salida.a5:z5&quot;; 21480.000000000000000)" table:style-name="acquired_lot_alt_fiat"/>
          <table:table-cell table:formula="=HYPERLINK(&quot;#BTC Entrada-Salida.a5:z5&quot;; 0.000)" table:style-name="acquired_lot_alt_fiat"/>
          <table:table-cell table:formula="=HYPERLINK(&quot;#BTC Entrada-Salida.a5:z5&quot;; 21480.000000000000000)" table:style-name="highlighted_fiat"/>
          <table:table-cell table:formula="=HYPERLINK(&quot;#BTC Entrada-Salida.a5:z5&quot;; 12000.00000000000)" table:style-name="acquired_lot_alt_fiat"/>
          <table:table-cell table:formula="=HYPERLINK(&quot;#BTC Entrada-Salida.a5:z5&quot;; &quot;&quot;)" table:style-name="acquired_lot_alt_fiat"/>
          <table:table-cell table:formula="=HYPERLINK(&quot;#BTC Entrada-Salida.a5:z5&quot;; &quot;2/2: 1.79000000 of 2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TC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16:z16&quot;; &quot;2020-04-11 07:10:00+00:00&quot;)" table:style-name="taxable_event_alt_default"/>
          <table:table-cell table:formula="=HYPERLINK(&quot;#BTC Entrada-Salida.a16:z16&quot;; &quot;OUT / GIFT&quot;)" table:style-name="taxable_event_alt_default"/>
          <table:table-cell table:formula="=HYPERLINK(&quot;#BTC Entrada-Salida.a16:z16&quot;; 0.6)" table:style-name="taxable_event_alt_percent"/>
          <table:table-cell table:formula="=HYPERLINK(&quot;#BTC Entrada-Salida.a16:z16&quot;; 42600.00000000000000)" table:style-name="highlighted_fiat"/>
          <table:table-cell table:formula="=HYPERLINK(&quot;#BTC Entrada-Salida.a16:z16&quot;; 14200.00000000000)" table:style-name="taxable_event_alt_fiat"/>
          <table:table-cell table:formula="=HYPERLINK(&quot;#BTC Entrada-Salida.a16:z16&quot;; &quot;&quot;)" table:style-name="taxable_event_alt_fiat"/>
          <table:table-cell table:formula="=HYPERLINK(&quot;#BTC Entrada-Salida.a16:z16&quot;; &quot;2/3: 3.00000000 of 5.00000000 BTC&quot;)" table:style-name="taxable_event_note_default"/>
          <table:table-cell table:formula="=HYPERLINK(&quot;#BTC Entrada-Salida.a6:z6&quot;; &quot;2020-03-01 09:45:00+00:00&quot;)" table:style-name="acquired_lot_default"/>
          <table:table-cell table:formula="=HYPERLINK(&quot;#BTC Entrada-Salida.a6:z6&quot;; 1)" table:style-name="acquired_lot_percent"/>
          <table:table-cell table:formula="=HYPERLINK(&quot;#BTC Entrada-Salida.a6:z6&quot;; 39000.00000000000000)" table:style-name="acquired_lot_fiat"/>
          <table:table-cell table:formula="=HYPERLINK(&quot;#BTC Entrada-Salida.a6:z6&quot;; 0)" table:style-name="acquired_lot_fiat"/>
          <table:table-cell table:formula="=HYPERLINK(&quot;#BTC Entrada-Salida.a6:z6&quot;; 39000.00000000000000)" table:style-name="highlighted_fiat"/>
          <table:table-cell table:formula="=HYPERLINK(&quot;#BTC Entrada-Salida.a6:z6&quot;; 13000.00000000000)" table:style-name="acquired_lot_fiat"/>
          <table:table-cell table:formula="=HYPERLINK(&quot;#BTC Entrada-Salida.a6:z6&quot;; &quot;&quot;)" table:style-name="acquired_lot_fiat"/>
          <table:table-cell table:formula="=HYPERLINK(&quot;#BTC Entrada-Salida.a6:z6&quot;; &quot;1/1: 3.00000000 of 3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TC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16:z16&quot;; &quot;2020-04-11 07:10:00+00:00&quot;)" table:style-name="taxable_event_alt_default"/>
          <table:table-cell table:formula="=HYPERLINK(&quot;#BTC Entrada-Salida.a16:z16&quot;; &quot;OUT / GIFT&quot;)" table:style-name="taxable_event_alt_default"/>
          <table:table-cell table:formula="=HYPERLINK(&quot;#BTC Entrada-Salida.a16:z16&quot;; 0.042)" table:style-name="taxable_event_alt_percent"/>
          <table:table-cell table:formula="=HYPERLINK(&quot;#BTC Entrada-Salida.a16:z16&quot;; 2982.000000000000000)" table:style-name="highlighted_fiat"/>
          <table:table-cell table:formula="=HYPERLINK(&quot;#BTC Entrada-Salida.a16:z16&quot;; 14200.00000000000)" table:style-name="taxable_event_alt_fiat"/>
          <table:table-cell table:formula="=HYPERLINK(&quot;#BTC Entrada-Salida.a16:z16&quot;; &quot;&quot;)" table:style-name="taxable_event_alt_fiat"/>
          <table:table-cell table:formula="=HYPERLINK(&quot;#BTC Entrada-Salida.a16:z16&quot;; &quot;3/3: 0.21000000 of 5.00000000 BTC&quot;)" table:style-name="taxable_event_note_default"/>
          <table:table-cell table:formula="=HYPERLINK(&quot;#BTC Entrada-Salida.a7:z7&quot;; &quot;2020-04-01 09:45:00+00:00&quot;)" table:style-name="acquired_lot_alt_default"/>
          <table:table-cell table:formula="=HYPERLINK(&quot;#BTC Entrada-Salida.a7:z7&quot;; 0.0525)" table:style-name="acquired_lot_alt_percent"/>
          <table:table-cell table:formula="=HYPERLINK(&quot;#BTC Entrada-Salida.a7:z7&quot;; 2961.000000000000000)" table:style-name="acquired_lot_alt_fiat"/>
          <table:table-cell table:formula="=HYPERLINK(&quot;#BTC Entrada-Salida.a7:z7&quot;; 21.000000000000000)" table:style-name="acquired_lot_alt_fiat"/>
          <table:table-cell table:formula="=HYPERLINK(&quot;#BTC Entrada-Salida.a7:z7&quot;; 2961.000000000000000)" table:style-name="highlighted_fiat"/>
          <table:table-cell table:formula="=HYPERLINK(&quot;#BTC Entrada-Salida.a7:z7&quot;; 14000.00000000000)" table:style-name="acquired_lot_alt_fiat"/>
          <table:table-cell table:formula="=HYPERLINK(&quot;#BTC Entrada-Salida.a7:z7&quot;; &quot;&quot;)" table:style-name="acquired_lot_alt_fiat"/>
          <table:table-cell table:formula="=HYPERLINK(&quot;#BTC Entrada-Salida.a7:z7&quot;; &quot;1/2: 0.21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TC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17:z17&quot;; &quot;2020-04-12 17:50:00+00:00&quot;)" table:style-name="taxable_event_default"/>
          <table:table-cell table:formula="=HYPERLINK(&quot;#BTC Entrada-Salida.a17:z17&quot;; &quot;OUT / DONATE&quot;)" table:style-name="taxable_event_default"/>
          <table:table-cell table:formula="=HYPERLINK(&quot;#BTC Entrada-Salida.a17:z17&quot;; 1)" table:style-name="taxable_event_percent"/>
          <table:table-cell table:formula="=HYPERLINK(&quot;#BTC Entrada-Salida.a17:z17&quot;; 54197.00000000000000)" table:style-name="highlighted_fiat"/>
          <table:table-cell table:formula="=HYPERLINK(&quot;#BTC Entrada-Salida.a17:z17&quot;; 14300.00000000000)" table:style-name="taxable_event_fiat"/>
          <table:table-cell table:formula="=HYPERLINK(&quot;#BTC Entrada-Salida.a17:z17&quot;; &quot;&quot;)" table:style-name="taxable_event_fiat"/>
          <table:table-cell table:formula="=HYPERLINK(&quot;#BTC Entrada-Salida.a17:z17&quot;; &quot;1/1: 3.79000000 of 3.79000000 BTC&quot;)" table:style-name="taxable_event_note_default"/>
          <table:table-cell table:formula="=HYPERLINK(&quot;#BTC Entrada-Salida.a7:z7&quot;; &quot;2020-04-01 09:45:00+00:00&quot;)" table:style-name="acquired_lot_alt_default"/>
          <table:table-cell table:formula="=HYPERLINK(&quot;#BTC Entrada-Salida.a7:z7&quot;; 0.9475)" table:style-name="acquired_lot_alt_percent"/>
          <table:table-cell table:formula="=HYPERLINK(&quot;#BTC Entrada-Salida.a7:z7&quot;; 53439.00000000000000)" table:style-name="acquired_lot_alt_fiat"/>
          <table:table-cell table:formula="=HYPERLINK(&quot;#BTC Entrada-Salida.a7:z7&quot;; 379.000000000000000)" table:style-name="acquired_lot_alt_fiat"/>
          <table:table-cell table:formula="=HYPERLINK(&quot;#BTC Entrada-Salida.a7:z7&quot;; 53439.00000000000000)" table:style-name="highlighted_fiat"/>
          <table:table-cell table:formula="=HYPERLINK(&quot;#BTC Entrada-Salida.a7:z7&quot;; 14000.00000000000)" table:style-name="acquired_lot_alt_fiat"/>
          <table:table-cell table:formula="=HYPERLINK(&quot;#BTC Entrada-Salida.a7:z7&quot;; &quot;&quot;)" table:style-name="acquired_lot_alt_fiat"/>
          <table:table-cell table:formula="=HYPERLINK(&quot;#BTC Entrada-Salida.a7:z7&quot;; &quot;2/2: 3.79000000 of 4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CORTO</text:p>
          </table:table-cell>
          <table:table-cell table:formula="=HYPERLINK(&quot;#BTC Entrada-Salida.a26:z26&quot;; &quot;2020-05-21 12:58:10+00:00&quot;)" table:style-name="taxable_event_alt_default"/>
          <table:table-cell table:formula="=HYPERLINK(&quot;#BTC Entrada-Salida.a26:z26&quot;; &quot;INTRA / MOVE&quot;)" table:style-name="taxable_event_alt_default"/>
          <table:table-cell table:formula="=HYPERLINK(&quot;#BTC Entrada-Salida.a26:z26&quot;; 1)" table:style-name="taxable_event_alt_percent"/>
          <table:table-cell table:formula="=HYPERLINK(&quot;#BTC Entrada-Salida.a26:z26&quot;; 288.0000000000000000000)" table:style-name="highlighted_fiat"/>
          <table:table-cell table:formula="=HYPERLINK(&quot;#BTC Entrada-Salida.a26:z26&quot;; 14400.00000000000)" table:style-name="taxable_event_alt_fiat"/>
          <table:table-cell table:formula="=HYPERLINK(&quot;#BTC Entrada-Salida.a26:z26&quot;; &quot;&quot;)" table:style-name="taxable_event_alt_fiat"/>
          <table:table-cell table:formula="=HYPERLINK(&quot;#BTC Entrada-Salida.a26:z26&quot;; &quot;1/1: 0.02000000 of 0.02000000 BTC&quot;)" table:style-name="taxable_event_note_default"/>
          <table:table-cell table:formula="=HYPERLINK(&quot;#BTC Entrada-Salida.a8:z8&quot;; &quot;2020-05-01 14:03:00+00:00&quot;)" table:style-name="acquired_lot_default"/>
          <table:table-cell table:formula="=HYPERLINK(&quot;#BTC Entrada-Salida.a8:z8&quot;; 0.004)" table:style-name="acquired_lot_percent"/>
          <table:table-cell table:formula="=HYPERLINK(&quot;#BTC Entrada-Salida.a8:z8&quot;; 302.00000000000)" table:style-name="acquired_lot_fiat"/>
          <table:table-cell table:formula="=HYPERLINK(&quot;#BTC Entrada-Salida.a8:z8&quot;; 2.00000000000000)" table:style-name="acquired_lot_fiat"/>
          <table:table-cell table:formula="=HYPERLINK(&quot;#BTC Entrada-Salida.a8:z8&quot;; 302.00000000000)" table:style-name="highlighted_fiat"/>
          <table:table-cell table:formula="=HYPERLINK(&quot;#BTC Entrada-Salida.a8:z8&quot;; 15000.00000000000)" table:style-name="acquired_lot_fiat"/>
          <table:table-cell table:formula="=HYPERLINK(&quot;#BTC Entrada-Salida.a8:z8&quot;; &quot;&quot;)" table:style-name="acquired_lot_fiat"/>
          <table:table-cell table:formula="=HYPERLINK(&quot;#BTC Entrada-Salida.a8:z8&quot;; &quot;1/3: 0.02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TC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LARGO</text:p>
          </table:table-cell>
          <table:table-cell table:formula="=HYPERLINK(&quot;#BTC Entrada-Salida.a18:z18&quot;; &quot;2021-06-11 05:31:00+00:00&quot;)" table:style-name="taxable_event_border_default"/>
          <table:table-cell table:formula="=HYPERLINK(&quot;#BTC Entrada-Salida.a18:z18&quot;; &quot;OUT / SELL&quot;)" table:style-name="taxable_event_border_default"/>
          <table:table-cell table:formula="=HYPERLINK(&quot;#BTC Entrada-Salida.a18:z18&quot;; 1)" table:style-name="taxable_event_border_percent"/>
          <table:table-cell table:formula="=HYPERLINK(&quot;#BTC Entrada-Salida.a18:z18&quot;; 40400.000000000000000)" table:style-name="highlighted_border_fiat"/>
          <table:table-cell table:formula="=HYPERLINK(&quot;#BTC Entrada-Salida.a18:z18&quot;; 20200.00000000000)" table:style-name="taxable_event_border_fiat"/>
          <table:table-cell table:formula="=HYPERLINK(&quot;#BTC Entrada-Salida.a18:z18&quot;; &quot;&quot;)" table:style-name="taxable_event_border_fiat"/>
          <table:table-cell table:formula="=HYPERLINK(&quot;#BTC Entrada-Salida.a18:z18&quot;; &quot;1/1: 2.01000000 of 2.01000000 BTC&quot;)" table:style-name="taxable_event_note_border_default"/>
          <table:table-cell table:formula="=HYPERLINK(&quot;#BTC Entrada-Salida.a8:z8&quot;; &quot;2020-05-01 14:03:00+00:00&quot;)" table:style-name="acquired_lot_border_default"/>
          <table:table-cell table:formula="=HYPERLINK(&quot;#BTC Entrada-Salida.a8:z8&quot;; 0.402)" table:style-name="acquired_lot_border_percent"/>
          <table:table-cell table:formula="=HYPERLINK(&quot;#BTC Entrada-Salida.a8:z8&quot;; 30351.00000000000)" table:style-name="acquired_lot_border_fiat"/>
          <table:table-cell table:formula="=HYPERLINK(&quot;#BTC Entrada-Salida.a8:z8&quot;; 201.00000000000000)" table:style-name="acquired_lot_border_fiat"/>
          <table:table-cell table:formula="=HYPERLINK(&quot;#BTC Entrada-Salida.a8:z8&quot;; 30351.00000000000)" table:style-name="highlighted_border_fiat"/>
          <table:table-cell table:formula="=HYPERLINK(&quot;#BTC Entrada-Salida.a8:z8&quot;; 15000.00000000000)" table:style-name="acquired_lot_border_fiat"/>
          <table:table-cell table:formula="=HYPERLINK(&quot;#BTC Entrada-Salida.a8:z8&quot;; &quot;&quot;)" table:style-name="acquired_lot_border_fiat"/>
          <table:table-cell table:formula="=HYPERLINK(&quot;#BTC Entrada-Salida.a8:z8&quot;; &quot;2/3: 2.01000000 of 5.00000000 BTC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TC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LARGO</text:p>
          </table:table-cell>
          <table:table-cell table:formula="=HYPERLINK(&quot;#BTC Entrada-Salida.a27:z27&quot;; &quot;2021-07-21 10:02:02+00:00&quot;)" table:style-name="taxable_event_alt_default"/>
          <table:table-cell table:formula="=HYPERLINK(&quot;#BTC Entrada-Salida.a27:z27&quot;; &quot;INTRA / MOVE&quot;)" table:style-name="taxable_event_alt_default"/>
          <table:table-cell table:formula="=HYPERLINK(&quot;#BTC Entrada-Salida.a27:z27&quot;; 1)" table:style-name="taxable_event_alt_percent"/>
          <table:table-cell table:formula="=HYPERLINK(&quot;#BTC Entrada-Salida.a27:z27&quot;; 856.000000000000000000)" table:style-name="highlighted_fiat"/>
          <table:table-cell table:formula="=HYPERLINK(&quot;#BTC Entrada-Salida.a27:z27&quot;; 21400.00000000000)" table:style-name="taxable_event_alt_fiat"/>
          <table:table-cell table:formula="=HYPERLINK(&quot;#BTC Entrada-Salida.a27:z27&quot;; &quot;4a5e1e4baab89f3a32518a88c31bc87f618f76673e2cc77ab2127b7afdeda33b&quot;)" table:style-name="taxable_event_alt_fiat"/>
          <table:table-cell table:formula="=HYPERLINK(&quot;#BTC Entrada-Salida.a27:z27&quot;; &quot;1/1: 0.04000000 of 0.04000000 BTC&quot;)" table:style-name="taxable_event_note_default"/>
          <table:table-cell table:formula="=HYPERLINK(&quot;#BTC Entrada-Salida.a8:z8&quot;; &quot;2020-05-01 14:03:00+00:00&quot;)" table:style-name="acquired_lot_default"/>
          <table:table-cell table:formula="=HYPERLINK(&quot;#BTC Entrada-Salida.a8:z8&quot;; 0.008)" table:style-name="acquired_lot_percent"/>
          <table:table-cell table:formula="=HYPERLINK(&quot;#BTC Entrada-Salida.a8:z8&quot;; 604.00000000000)" table:style-name="acquired_lot_fiat"/>
          <table:table-cell table:formula="=HYPERLINK(&quot;#BTC Entrada-Salida.a8:z8&quot;; 4.00000000000000)" table:style-name="acquired_lot_fiat"/>
          <table:table-cell table:formula="=HYPERLINK(&quot;#BTC Entrada-Salida.a8:z8&quot;; 604.00000000000)" table:style-name="highlighted_fiat"/>
          <table:table-cell table:formula="=HYPERLINK(&quot;#BTC Entrada-Salida.a8:z8&quot;; 15000.00000000000)" table:style-name="acquired_lot_fiat"/>
          <table:table-cell table:formula="=HYPERLINK(&quot;#BTC Entrada-Salida.a8:z8&quot;; &quot;&quot;)" table:style-name="acquired_lot_fiat"/>
          <table:table-cell table:formula="=HYPERLINK(&quot;#BTC Entrada-Salida.a8:z8&quot;; &quot;3/3: 0.04000000 of 5.00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Entrada-Salid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Detalle del Flujo de Entra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ntrada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EUR Entrada</text:p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nviado/Vendido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Entr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Sin comisión</text:p>
          </table:table-cell>
          <table:table-cell office:value-type="string" table:style-name="header_default">
            <text:p>Con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03 11:23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4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25.0" office:value-type="float" table:style-name="transparent_fiat"/>
          <table:table-cell office:value="2440.0" office:value-type="float" table:style-name="transparent_fiat"/>
          <table:table-cell office:value="2465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6-10 18:31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47.0" office:value-type="float" table:style-name="transparent_fiat"/>
          <table:table-cell office:value="20.0" office:value-type="float" table:style-name="transparent_crypto"/>
          <table:table-cell office:value="30.0" office:value-type="float" table:style-name="transparent_crypto"/>
          <table:table-cell office:value="50.0" office:value-type="float" table:style-name="transparent_fiat"/>
          <table:table-cell office:value="4940.0" office:value-type="float" table:style-name="transparent_fiat"/>
          <table:table-cell office:value="499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7-05 19:58:00+00:00</text:p>
          </table:table-cell>
          <table:table-cell office:value-type="string" table:style-name="transparent_default">
            <text:p>ETH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227.0" office:value-type="float" table:style-name="transparent_fiat"/>
          <table:table-cell office:value="30.0" office:value-type="float" table:style-name="transparent_crypto"/>
          <table:table-cell office:value="60.0" office:value-type="float" table:style-name="transparent_crypto"/>
          <table:table-cell office:value="60.0" office:value-type="float" table:style-name="transparent_fiat"/>
          <table:table-cell office:value="6810.0" office:value-type="float" table:style-name="transparent_fiat"/>
          <table:table-cell office:value="687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sal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Salida crypt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Sali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Intra-Fluj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>D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Hacia el intercambio</text:p>
          </table:table-cell>
          <table:table-cell office:value-type="string" table:style-name="header_default">
            <text:p>Hacia el titular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Crypto enviada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Comision crypt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EUR Comisión</text:p>
          </table:table-cell>
          <table:table-cell office:value-type="string" table:style-name="header_default">
            <text:p>Evento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Not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 Impuesto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Resumen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ción</text:p>
          </table:table-cell>
          <table:table-cell office:value-type="string" table:style-name="header_default">
            <text:p>Criptomoneda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ño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Tipo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Total imponible</text:p>
          </table:table-cell>
          <table:table-cell office:value-type="string" table:style-name="header_default">
            <text:p>Base de cos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Saldos de Cuent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dquirido</text:p>
          </table:table-cell>
          <table:table-cell office:value-type="string" table:style-name="header_default">
            <text:p>Enviado</text:p>
          </table:table-cell>
          <table:table-cell office:value-type="string" table:style-name="header_default">
            <text:p>Recibido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Intercambio</text:p>
          </table:table-cell>
          <table:table-cell office:value-type="string" table:style-name="header_default">
            <text:p>Titular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ETH</text:p>
          </table:table-cell>
          <table:table-cell office:value="6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6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6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recio me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gado por 1 ET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38.7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Detalle de Ganancia / Pérdid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iptomoneda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Importe crypto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Evento imponible EUR</text:p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vento imponible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 EUR</text:p>
          </table:table-cell>
          <table:table-cell office:value-type="string" table:style-name="header_default">
            <text:p>Lote adquirid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acción de lote adquirid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antidad</text:p>
          </table:table-cell>
          <table:table-cell office:value-type="string" table:style-name="header_default">
            <text:p>Activo</text:p>
          </table:table-cell>
          <table:table-cell office:value-type="string" table:style-name="header_default">
            <text:p>Suma acumulada</text:p>
          </table:table-cell>
          <table:table-cell office:value-type="string" table:style-name="header_default">
            <text:p>Ganancias</text:p>
          </table:table-cell>
          <table:table-cell office:value-type="string" table:style-name="header_default">
            <text:p>Tipo de Ganancias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Dirección/Ti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 de la Fracción</text:p>
          </table:table-cell>
          <table:table-cell office:value-type="string" table:style-name="header_default">
            <text:p>Marca de tiempo</text:p>
          </table:table-cell>
          <table:table-cell office:value-type="string" table:style-name="header_default">
            <text:p>% de la Fracción</text:p>
          </table:table-cell>
          <table:table-cell office:value-type="string" table:style-name="header_default">
            <text:p>Cantidad de Fracción</text:p>
          </table:table-cell>
          <table:table-cell office:value-type="string" table:style-name="header_default">
            <text:p>Fracción de comisión</text:p>
          </table:table-cell>
          <table:table-cell office:value-type="string" table:style-name="header_default">
            <text:p>Base de costo</text:p>
          </table:table-cell>
          <table:table-cell office:value-type="string" table:style-name="header_default">
            <text:p>Precio spot</text:p>
          </table:table-cell>
          <table:table-cell office:value-type="string" table:style-name="header_default">
            <text:p>Identificación única</text:p>
          </table:table-cell>
          <table:table-cell office:value-type="string" table:style-name="header_default">
            <text:p>Descripció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8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18:17:20.8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9:23:19.060309940</meta:creation-date>
    <dc:date>2023-05-21T17:30:25.919476</dc:date>
    <meta:editing-duration>P1DT11H10M46S</meta:editing-duration>
    <meta:editing-cycles>119</meta:editing-cycles>
    <meta:generator>http://pypi.python.org/pypi/ezodf/0.1.0$Python3.11.2 (main, Mar 13 2023, 12:18:29) [GCC 12.2.0]</meta:generator>
    <meta:document-statistic meta:table-count="3" meta:cell-count="96" meta:object-count="0"/>
  </office:meta>
</office:document-meta>
</file>